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2374in" fo:margin-bottom="0.2374in" loext:contextual-spacing="false" fo:line-height="200%"/>
      <style:text-properties officeooo:rsid="001341b0" officeooo:paragraph-rsid="001341b0"/>
    </style:style>
    <style:style style:name="T1" style:family="text">
      <style:text-properties fo:color="#000000" style:text-line-through-style="none" style:text-line-through-type="none" fo:font-weight="normal" style:font-weight-asian="normal" style:font-weight-complex="normal"/>
    </style:style>
    <style:style style:name="T2" style:family="text">
      <style:text-properties fo:color="#000000" style:text-line-through-style="none" style:text-line-through-type="none" fo:font-weight="normal" officeooo:rsid="00111c06"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text:tab/>I</text:span><text:span text:style-name="T1">n the process of adopting a secure coding standard, it is definitely important to make sure every single aspect of the code has proper protections and security. A lot of the standards we discussed had focused on making sure there are no memory issues and making sure everything in properly encrypted, this is to protect from outside forces wanting to attack the code. The concept of zero trust boils down simply to the idea that you are not supposed to trust anything or anyone, giving only the least amount of privilege possible, even if it’s the owner of the system they need to least amount of access possible because anyone could potentially be hacked. So there should be ways to implement additional access checks when logged into a system in order to ensure that the code and information is still secured. </text:span></text:p>
      <text:p text:style-name="P1"><text:span text:style-name="T1"><text:tab/>Risk assessment means the management of risk values and how much of a risk these values would be, like a small coding error could create a huge error like in the situation of a SQL injection. Mitigating any small issue could be just as important as mitigating a bigger, more obvious issue, because a small issue may lead to finding a bigger issue, so no stone should be left un-turned when it comes to managing system defens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6T19:10:18.511000000</meta:creation-date>
    <dc:date>2021-06-27T18:37:14.532000000</dc:date>
    <meta:editing-duration>PT21H55M22S</meta:editing-duration>
    <meta:editing-cycles>2</meta:editing-cycles>
    <meta:generator>LibreOffice/6.2.2.2$Windows_X86_64 LibreOffice_project/2b840030fec2aae0fd2658d8d4f9548af4e3518d</meta:generator>
    <meta:document-statistic meta:table-count="0" meta:image-count="0" meta:object-count="0" meta:page-count="1" meta:paragraph-count="2" meta:word-count="218" meta:character-count="1242" meta:non-whitespace-character-count="1022"/>
  </office:meta>
</office:document-meta>
</file>